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9.098cm" fo:margin-left="-0.427cm" table:align="left"/>
    </style:style>
    <style:style style:name="Table1.A" style:family="table-column">
      <style:table-column-properties style:column-width="2cm"/>
    </style:style>
    <style:style style:name="Table1.B" style:family="table-column">
      <style:table-column-properties style:column-width="17.097cm"/>
    </style:style>
    <style:style style:name="Table1.1" style:family="table-row">
      <style:table-row-properties style:min-row-height="2.498cm"/>
    </style:style>
    <style:style style:name="Table1.A1" style:family="table-cell">
      <style:table-cell-properties fo:padding-left="0.191cm" fo:padding-right="0.191cm" fo:padding-top="0.15cm" fo:padding-bottom="0cm" fo:border="0.5pt solid #bfbfbf" style:writing-mode="lr-tb"/>
    </style:style>
    <style:style style:name="Table1.A2" style:family="table-cell">
      <style:table-cell-properties fo:padding-left="0.191cm" fo:padding-right="0.191cm" fo:padding-top="0.15cm" fo:padding-bottom="0cm" fo:border-left="0.5pt solid #bfbfbf" fo:border-right="0.5pt solid #bfbfbf" fo:border-top="none" fo:border-bottom="0.5pt solid #bfbfbf" style:writing-mode="lr-tb"/>
    </style:style>
    <style:style style:name="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P2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officeooo:paragraph-rsid="005073a1"/>
    </style:style>
    <style:style style:name="P3" style:family="paragraph" style:parent-style-name="Обычный">
      <loext:graphic-properties draw:fill="none"/>
      <style:paragraph-properties fo:margin-left="-0.157cm" fo:margin-right="0cm" fo:margin-top="0cm" fo:margin-bottom="0cm" style:contextual-spacing="false" fo:text-align="end" style:justify-single-word="false" fo:hyphenation-ladder-count="no-limit" fo:text-indent="-0.157cm" style:auto-text-indent="false" fo:background-color="transparent">
        <style:tab-stops>
          <style:tab-stop style:position="0cm"/>
          <style:tab-stop style:position="0.189cm"/>
        </style:tab-stops>
      </style:paragraph-properties>
      <style:text-properties officeooo:paragraph-rsid="005073a1" fo:hyphenate="false" loext:hyphenation-no-caps="false"/>
    </style:style>
    <style:style style:name="P4" style:family="paragraph" style:parent-style-name="Обычный">
      <loext:graphic-properties draw:fill="none"/>
      <style:paragraph-properties fo:margin-left="0cm" fo:margin-right="0cm" fo:margin-top="0cm" fo:margin-bottom="0cm" style:contextual-spacing="false" fo:text-align="end" style:justify-single-word="false" fo:hyphenation-ladder-count="no-limit" fo:text-indent="0cm" style:auto-text-indent="false" fo:background-color="transparent">
        <style:tab-stops>
          <style:tab-stop style:position="0.321cm"/>
        </style:tab-stops>
      </style:paragraph-properties>
      <style:text-properties officeooo:paragraph-rsid="005073a1" fo:hyphenate="false" loext:hyphenation-no-caps="false"/>
    </style:style>
    <style:style style:name="P5" style:family="paragraph" style:parent-style-name="Contact_20_Information" style:master-page-name="">
      <loext:graphic-properties draw:fill="none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officeooo:paragraph-rsid="005073a1" fo:hyphenate="false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center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073a1" fo:hyphenate="false" loext:hyphenation-no-caps="false"/>
    </style:style>
    <style:style style:name="P7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fo:font-weight="normal" officeooo:rsid="00511f1f" officeooo:paragraph-rsid="005073a1" style:font-weight-asian="normal" style:font-name-complex="Times New Roman1" style:font-weight-complex="normal"/>
    </style:style>
    <style:style style:name="P8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fo:font-weight="normal" officeooo:rsid="001473ec" officeooo:paragraph-rsid="005073a1" style:font-weight-asian="normal" style:font-name-complex="Times New Roman1" style:font-weight-complex="normal"/>
    </style:style>
    <style:style style:name="P9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 fo:font-weight="normal" officeooo:rsid="002af343" officeooo:paragraph-rsid="005073a1" style:text-underline-mode="continuous" style:text-overline-mode="continuous" style:text-line-through-mode="continuous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officeooo:paragraph-rsid="005073a1"/>
    </style:style>
    <style:style style:name="P11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 officeooo:paragraph-rsid="005073a1"/>
    </style:style>
    <style:style style:name="P12" style:family="paragraph" style:parent-style-name="Text_20_default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073a1" fo:hyphenate="false" loext:hyphenation-no-caps="false"/>
    </style:style>
    <style:style style:name="P13" style:family="paragraph" style:parent-style-name="Text_20_default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2fb9f" fo:hyphenate="false" loext:hyphenation-no-caps="false"/>
    </style:style>
    <style:style style:name="P14" style:family="paragraph" style:parent-style-name="Text_20_default">
      <style:text-properties style:font-name="times new roman" style:text-underline-style="none" officeooo:paragraph-rsid="005073a1"/>
    </style:style>
    <style:style style:name="P15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fo:font-style="normal" style:text-underline-style="none" officeooo:rsid="002add04" officeooo:paragraph-rsid="005073a1" style:font-style-asian="normal" style:font-style-complex="normal"/>
    </style:style>
    <style:style style:name="P16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1" fo:font-weight="normal" officeooo:rsid="001473ec" officeooo:paragraph-rsid="005073a1" style:font-name-asian="Times New Roman1" style:font-weight-asian="normal" style:font-name-complex="Times New Roman1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officeooo:paragraph-rsid="005073a1" fo:hyphenate="false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fo:background-color="transparent"/>
      <style:text-properties officeooo:paragraph-rsid="005073a1" fo:hyphenate="false" loext:hyphenation-no-caps="false"/>
    </style:style>
    <style:style style:name="P19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5073a1"/>
    </style:style>
    <style:style style:name="P20" style:family="paragraph" style:parent-style-name="Text_20_default">
      <style:text-properties officeooo:rsid="00511f1f" officeooo:paragraph-rsid="005073a1"/>
    </style:style>
    <style:style style:name="P21" style:family="paragraph" style:parent-style-name="Text_20_default">
      <style:text-properties officeooo:paragraph-rsid="005073a1"/>
    </style:style>
    <style:style style:name="P22" style:family="paragraph" style:parent-style-name="Standard" style:master-page-name="MP0">
      <loext:graphic-properties draw:fill="none"/>
      <style:paragraph-properties fo:margin-left="0cm" fo:margin-right="0cm" fo:margin-top="0cm" fo:margin-bottom="0.101cm" style:contextual-spacing="false" fo:text-align="center" style:justify-single-word="false" fo:orphans="2" fo:widows="2" fo:hyphenation-ladder-count="no-limit" fo:text-indent="0cm" style:auto-text-indent="false" style:page-number="auto" fo:break-before="page" fo:background-color="transparent"/>
      <style:text-properties style:font-name="times new roman" fo:font-size="16pt" style:text-underline-style="none" fo:font-weight="bold" officeooo:rsid="0025481e" officeooo:paragraph-rsid="005073a1" style:font-size-asian="16pt" style:font-weight-asian="bold" style:font-name-complex="Times New Roman1" style:font-size-complex="14pt" fo:hyphenate="false" loext:hyphenation-no-caps="false"/>
    </style:style>
    <style:style style:name="P23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565717"/>
    </style:style>
    <style:style style:name="P24" style:family="paragraph" style:parent-style-name="Text_20_default" style:list-style-name="L1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073a1" fo:hyphenate="false" loext:hyphenation-no-caps="false"/>
    </style:style>
    <style:style style:name="P25" style:family="paragraph" style:parent-style-name="Text_20_default" style:list-style-name="L1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rsid="0041f417" officeooo:paragraph-rsid="005073a1" style:font-name-complex="Times New Roman1" fo:hyphenate="false" loext:hyphenation-no-caps="false"/>
    </style:style>
    <style:style style:name="P26" style:family="paragraph" style:parent-style-name="Text_20_default">
      <style:text-properties officeooo:paragraph-rsid="00565717"/>
    </style:style>
    <style:style style:name="T1" style:family="text">
      <style:text-properties style:font-name="Times New Roman1" officeooo:rsid="00265f20"/>
    </style:style>
    <style:style style:name="T2" style:family="text">
      <style:text-properties style:font-name="Times New Roman1" officeooo:rsid="001473ec"/>
    </style:style>
    <style:style style:name="T3" style:family="text">
      <style:text-properties style:font-name="Times New Roman1" officeooo:rsid="005073a1"/>
    </style:style>
    <style:style style:name="T4" style:family="text">
      <style:text-properties fo:color="#000000" loext:opacity="100%" style:font-name="times new roman" style:text-underline-style="none" officeooo:rsid="00131caf" style:font-name-asian="Times New Roman1" style:font-name-complex="Times New Roman1"/>
    </style:style>
    <style:style style:name="T5" style:family="text">
      <style:text-properties fo:color="#000000" loext:opacity="100%" style:font-name="times new roman" style:text-underline-style="none" officeooo:rsid="00265f20" style:font-name-asian="Times New Roman1" style:font-name-complex="Times New Roman1"/>
    </style:style>
    <style:style style:name="T6" style:family="text">
      <style:text-properties fo:color="#000000" loext:opacity="100%" style:font-name="times new roman" style:text-underline-style="none" officeooo:rsid="001b1787" style:font-name-asian="Times New Roman1" style:font-name-complex="Times New Roman1"/>
    </style:style>
    <style:style style:name="T7" style:family="text">
      <style:text-properties fo:color="#000000" loext:opacity="100%" style:font-name="times new roman" style:text-underline-style="none" officeooo:rsid="002c6b4e" style:font-name-asian="Times New Roman1" style:font-name-complex="Times New Roman1"/>
    </style:style>
    <style:style style:name="T8" style:family="text">
      <style:text-properties fo:color="#000000" loext:opacity="100%" style:font-name="times new roman" style:text-underline-style="none" officeooo:rsid="003041f8" style:font-name-asian="Times New Roman1" style:font-name-complex="Times New Roman1"/>
    </style:style>
    <style:style style:name="T9" style:family="text">
      <style:text-properties fo:color="#000000" loext:opacity="100%" style:font-name="times new roman" style:text-underline-style="none" officeooo:rsid="00511f1f" style:font-name-asian="Times New Roman1" style:font-name-complex="Times New Roman1"/>
    </style:style>
    <style:style style:name="T10" style:family="text">
      <style:text-properties fo:color="#0000ff" loext:opacity="100%" style:font-name="times new roman" fo:font-size="11pt" fo:language="en" fo:country="US" style:text-underline-style="none" officeooo:rsid="0020655b" style:text-underline-mode="continuous" style:text-overline-mode="continuous" style:text-line-through-mode="continuous" style:font-name-asian="Times New Roman1" style:font-size-asian="11pt" style:font-name-complex="Times New Roman1" style:font-size-complex="11pt"/>
    </style:style>
    <style:style style:name="T11" style:family="text">
      <style:text-properties fo:color="#0000ff" loext:opacity="100%" style:font-name="times new roman" style:text-underline-style="none" officeooo:rsid="00265f20" style:text-underline-mode="continuous" style:text-overline-mode="continuous" style:text-line-through-mode="continuous" style:font-name-asian="Times New Roman1" style:font-name-complex="Times New Roman1"/>
    </style:style>
    <style:style style:name="T12" style:family="text">
      <style:text-properties fo:color="#0000ff" loext:opacity="100%" style:font-name="times new roman" style:text-underline-style="none" officeooo:rsid="003041f8" style:text-underline-mode="continuous" style:text-overline-mode="continuous" style:text-line-through-mode="continuous" style:font-name-asian="Times New Roman1" style:font-name-complex="Times New Roman1"/>
    </style:style>
    <style:style style:name="T13" style:family="text">
      <style:text-properties fo:color="#0000ff" loext:opacity="100%" style:font-name="times new roman" style:text-underline-style="none" officeooo:rsid="004d1192" style:text-underline-mode="continuous" style:text-overline-mode="continuous" style:text-line-through-mode="continuous" style:font-name-asian="Times New Roman1" style:font-name-complex="Times New Roman1"/>
    </style:style>
    <style:style style:name="T14" style:family="text">
      <style:text-properties fo:color="#0000ff" loext:opacity="100%" style:font-name="times new roman" style:text-underline-style="none" officeooo:rsid="00131caf" style:font-name-asian="Times New Roman1" style:font-name-complex="Times New Roman1"/>
    </style:style>
    <style:style style:name="T15" style:family="text">
      <style:text-properties fo:color="#0000ff" loext:opacity="100%" style:font-name="times new roman" style:text-underline-style="none" officeooo:rsid="0016126e" style:font-name-asian="Times New Roman1" style:font-name-complex="Times New Roman1"/>
    </style:style>
    <style:style style:name="T16" style:family="text">
      <style:text-properties fo:color="#0000ff" loext:opacity="100%" style:font-name="times new roman" style:text-underline-style="none" officeooo:rsid="00265f20" style:font-name-asian="Times New Roman1" style:font-name-complex="Times New Roman1"/>
    </style:style>
    <style:style style:name="T17" style:family="text">
      <style:text-properties fo:font-weight="bold" style:font-weight-asian="bold" style:font-name-complex="Times New Roman1"/>
    </style:style>
    <style:style style:name="T18" style:family="text">
      <style:text-properties fo:font-weight="bold" officeooo:rsid="00265f20" style:font-weight-asian="bold" style:font-name-complex="Times New Roman1"/>
    </style:style>
    <style:style style:name="T19" style:family="text">
      <style:text-properties fo:font-weight="bold" officeooo:rsid="00525c45" style:font-weight-asian="bold" style:font-name-complex="Times New Roman1"/>
    </style:style>
    <style:style style:name="T20" style:family="text">
      <style:text-properties fo:font-weight="bold" style:text-underline-mode="continuous" style:text-overline-mode="continuous" style:text-line-through-mode="continuous" style:font-weight-asian="bold" style:font-weight-complex="bold"/>
    </style:style>
    <style:style style:name="T21" style:family="text">
      <style:text-properties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22" style:family="text">
      <style:text-properties fo:font-weight="bold" officeooo:rsid="00540dbf" style:text-underline-mode="continuous" style:text-overline-mode="continuous" style:text-line-through-mode="continuous" style:font-weight-asian="bold" style:font-weight-complex="bold"/>
    </style:style>
    <style:style style:name="T23" style:family="text">
      <style:text-properties officeooo:rsid="00265f20"/>
    </style:style>
    <style:style style:name="T24" style:family="text">
      <style:text-properties fo:font-weight="normal" officeooo:rsid="00265f20" style:font-weight-asian="normal" style:font-name-complex="Times New Roman1" style:font-weight-complex="normal"/>
    </style:style>
    <style:style style:name="T25" style:family="text">
      <style:text-properties fo:font-weight="normal" officeooo:rsid="001038c0" style:font-weight-asian="normal" style:font-name-complex="Times New Roman1" style:font-weight-complex="normal"/>
    </style:style>
    <style:style style:name="T26" style:family="text">
      <style:text-properties fo:font-weight="normal" officeooo:rsid="001147f2" style:font-weight-asian="normal" style:font-name-complex="Times New Roman1" style:font-weight-complex="normal"/>
    </style:style>
    <style:style style:name="T27" style:family="text">
      <style:text-properties fo:font-weight="normal" style:font-name-asian="Times New Roman1" style:font-weight-asian="normal" style:font-name-complex="Times New Roman1" style:font-weight-complex="normal"/>
    </style:style>
    <style:style style:name="T28" style:family="text">
      <style:text-properties fo:font-weight="normal" officeooo:rsid="005254a2" style:font-name-asian="Times New Roman1" style:font-weight-asian="normal" style:font-name-complex="Times New Roman1" style:font-weight-complex="normal"/>
    </style:style>
    <style:style style:name="T29" style:family="text">
      <style:text-properties fo:font-weight="normal" officeooo:rsid="00525c45" style:font-name-asian="Times New Roman1" style:font-weight-asian="normal" style:font-name-complex="Times New Roman1" style:font-weight-complex="normal"/>
    </style:style>
    <style:style style:name="T30" style:family="text">
      <style:text-properties fo:font-weight="normal" officeooo:rsid="0052fb9f" style:font-name-asian="Times New Roman1" style:font-weight-asian="normal" style:font-name-complex="Times New Roman1" style:font-weight-complex="normal"/>
    </style:style>
    <style:style style:name="T31" style:family="text">
      <style:text-properties fo:font-style="normal" officeooo:rsid="002add04" style:font-style-asian="normal" style:font-style-complex="normal"/>
    </style:style>
    <style:style style:name="T32" style:family="text">
      <style:text-properties fo:font-style="normal" officeooo:rsid="002af343" style:font-style-asian="normal" style:font-style-complex="normal"/>
    </style:style>
    <style:style style:name="T33" style:family="text">
      <style:text-properties fo:font-style="normal" officeooo:rsid="001473ec" style:font-style-asian="normal" style:font-style-complex="normal"/>
    </style:style>
    <style:style style:name="T34" style:family="text">
      <style:text-properties fo:font-style="normal" officeooo:rsid="002e535a" style:font-style-asian="normal" style:font-style-complex="normal"/>
    </style:style>
    <style:style style:name="T35" style:family="text">
      <style:text-properties style:font-name="times new roman"/>
    </style:style>
    <style:style style:name="T36" style:family="text">
      <style:text-properties style:font-name="times new roman" fo:font-size="11pt" fo:language="ru" fo:country="RU" style:text-underline-style="none" style:font-size-asian="11pt" style:font-size-complex="11pt"/>
    </style:style>
    <style:style style:name="T37" style:family="text">
      <style:text-properties style:font-name="times new roman" fo:font-size="11pt" fo:language="ru" fo:country="RU" style:text-underline-style="none" officeooo:rsid="00482f62" style:font-size-asian="11pt" style:font-size-complex="11pt"/>
    </style:style>
    <style:style style:name="T38" style:family="text">
      <style:text-properties style:font-name="times new roman" fo:font-size="11pt" fo:language="ru" fo:country="RU" style:text-underline-style="none" officeooo:rsid="0025481e" style:font-name-asian="Times New Roman1" style:font-size-asian="11pt" style:font-name-complex="Times New Roman1" style:font-size-complex="11pt"/>
    </style:style>
    <style:style style:name="T39" style:family="text">
      <style:text-properties style:font-name="times new roman" fo:font-size="11pt" fo:language="ru" fo:country="RU" style:text-underline-style="none" officeooo:rsid="00511f1f" style:font-name-asian="Times New Roman1" style:font-size-asian="11pt" style:font-name-complex="Times New Roman1" style:font-size-complex="11pt"/>
    </style:style>
    <style:style style:name="T40" style:family="text">
      <style:text-properties style:font-name="times new roman" fo:font-size="11pt" style:text-underline-style="none" fo:font-weight="bold" style:text-underline-mode="continuous" style:text-overline-mode="continuous" style:text-line-through-mode="continuous" style:font-name-asian="Times New Roman1" style:font-size-asian="11pt" style:font-weight-asian="bold" style:font-name-complex="Times New Roman1" style:font-size-complex="11pt" style:font-weight-complex="bold"/>
    </style:style>
    <style:style style:name="T41" style:family="text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T42" style:family="text">
      <style:text-properties style:font-name="times new roman" fo:font-size="11pt" style:text-underline-style="none" fo:font-weight="bold" officeooo:rsid="00391fb8" style:font-size-asian="11pt" style:font-weight-asian="bold" style:font-size-complex="11pt" style:font-weight-complex="bold"/>
    </style:style>
    <style:style style:name="T43" style:family="text">
      <style:text-properties style:font-name="times new roman" fo:font-size="11pt" style:text-underline-style="none" style:font-size-asian="11pt" style:font-size-complex="11pt"/>
    </style:style>
    <style:style style:name="T44" style:family="text">
      <style:text-properties style:font-name="times new roman" fo:font-size="11pt" style:text-underline-style="none" officeooo:rsid="001f8d2c" style:font-size-asian="11pt" style:font-size-complex="11pt"/>
    </style:style>
    <style:style style:name="T45" style:family="text">
      <style:text-properties style:font-name="times new roman" style:text-underline-style="none"/>
    </style:style>
    <style:style style:name="T46" style:family="text">
      <style:text-properties style:font-name="times new roman" style:text-underline-style="none" fo:font-weight="bold" style:font-name-asian="Times New Roman1" style:font-weight-asian="bold" style:font-name-complex="Times New Roman1" style:font-weight-complex="bold"/>
    </style:style>
    <style:style style:name="T47" style:family="text">
      <style:text-properties style:font-name="times new roman" style:text-underline-style="none" fo:font-weight="bold" officeooo:rsid="00235f3c" style:font-name-asian="Times New Roman1" style:font-weight-asian="bold" style:font-name-complex="Times New Roman1" style:font-weight-complex="bold"/>
    </style:style>
    <style:style style:name="T48" style:family="text">
      <style:text-properties style:font-name="times new roman" style:text-underline-style="none" fo:font-weight="bold" officeooo:rsid="001b1787" style:font-name-asian="Times New Roman1" style:font-weight-asian="bold" style:font-name-complex="Times New Roman1" style:font-weight-complex="bold"/>
    </style:style>
    <style:style style:name="T49" style:family="text">
      <style:text-properties style:font-name="times new roman" style:text-underline-style="none" fo:font-weight="bold" officeooo:rsid="001038c0" style:font-name-asian="Times New Roman1" style:font-weight-asian="bold" style:font-name-complex="Times New Roman1" style:font-weight-complex="bold"/>
    </style:style>
    <style:style style:name="T50" style:family="text">
      <style:text-properties style:font-name="times new roman" style:text-underline-style="none" fo:font-weight="bold" officeooo:rsid="00280d96" style:font-name-asian="Times New Roman1" style:font-weight-asian="bold" style:font-name-complex="Times New Roman1" style:font-weight-complex="bold"/>
    </style:style>
    <style:style style:name="T51" style:family="text">
      <style:text-properties style:font-name="times new roman" style:text-underline-style="none" fo:font-weight="bold" officeooo:rsid="0042adb0" style:font-name-asian="Times New Roman1" style:font-weight-asian="bold" style:font-name-complex="Times New Roman1" style:font-weight-complex="bold"/>
    </style:style>
    <style:style style:name="T52" style:family="text">
      <style:text-properties style:font-name="times new roman" style:text-underline-style="none" fo:font-weight="bold" officeooo:rsid="00265f20" style:font-name-asian="Times New Roman1" style:font-weight-asian="bold" style:font-name-complex="Times New Roman1" style:font-weight-complex="bold"/>
    </style:style>
    <style:style style:name="T53" style:family="text">
      <style:text-properties style:font-name="times new roman" style:text-underline-style="none" fo:font-weight="bold" officeooo:rsid="00540dbf" style:font-name-asian="Times New Roman1" style:font-weight-asian="bold" style:font-name-complex="Times New Roman1" style:font-weight-complex="bold"/>
    </style:style>
    <style:style style:name="T54" style:family="text">
      <style:text-properties style:font-name="times new roman" style:text-underline-style="none" fo:font-weight="bold" officeooo:rsid="00565717" style:font-name-asian="Times New Roman1" style:font-weight-asian="bold" style:font-name-complex="Times New Roman1" style:font-weight-complex="bold"/>
    </style:style>
    <style:style style:name="T55" style:family="text">
      <style:text-properties style:font-name="times new roman" style:text-underline-style="none" fo:font-weight="bold" officeooo:rsid="00511f1f" style:font-name-asian="Times New Roman1" style:font-weight-asian="bold" style:font-name-complex="Times New Roman1" style:font-weight-complex="bold"/>
    </style:style>
    <style:style style:name="T56" style:family="text">
      <style:text-properties style:font-name="times new roman" style:text-underline-style="none" fo:font-weight="bold" officeooo:rsid="001473ec" style:font-name-asian="Times New Roman1" style:font-weight-asian="bold" style:font-weight-complex="bold"/>
    </style:style>
    <style:style style:name="T57" style:family="text">
      <style:text-properties style:font-name="times new roman" style:text-underline-style="none" fo:font-weight="bold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8" style:family="text">
      <style:text-properties style:font-name="times new roman" style:text-underline-style="none" fo:font-weight="bold" officeooo:rsid="00280d96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9" style:family="text">
      <style:text-properties style:font-name="times new roman" style:text-underline-style="none" fo:font-weight="bold" officeooo:rsid="002e535a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60" style:family="text">
      <style:text-properties style:font-name="times new roman" style:text-underline-style="none" fo:font-weight="bold" officeooo:rsid="00165c20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61" style:family="text">
      <style:text-properties style:font-name="times new roman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62" style:family="text">
      <style:text-properties style:font-name="times new roman" style:text-underline-style="none"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63" style:family="text">
      <style:text-properties style:font-name="times new roman" style:text-underline-style="none" fo:font-weight="bold" officeooo:rsid="00540dbf" style:text-underline-mode="continuous" style:text-overline-mode="continuous" style:text-line-through-mode="continuous" style:font-weight-asian="bold" style:font-weight-complex="bold"/>
    </style:style>
    <style:style style:name="T64" style:family="text">
      <style:text-properties style:font-name="times new roman" style:text-underline-style="none" fo:font-weight="bold" style:font-weight-asian="bold" style:font-weight-complex="bold"/>
    </style:style>
    <style:style style:name="T65" style:family="text">
      <style:text-properties style:font-name="times new roman" style:text-underline-style="none" officeooo:rsid="00280d96" style:font-name-asian="Times New Roman1"/>
    </style:style>
    <style:style style:name="T66" style:family="text">
      <style:text-properties style:font-name="times new roman" style:text-underline-style="none" officeooo:rsid="002e535a" style:font-name-asian="Times New Roman1"/>
    </style:style>
    <style:style style:name="T67" style:family="text">
      <style:text-properties style:font-name="times new roman" style:text-underline-style="none" style:font-name-asian="Times New Roman1" style:font-name-complex="Times New Roman1"/>
    </style:style>
    <style:style style:name="T68" style:family="text">
      <style:text-properties style:font-name="times new roman" style:text-underline-style="none" officeooo:rsid="00265f20" style:font-name-asian="Times New Roman1" style:font-name-complex="Times New Roman1"/>
    </style:style>
    <style:style style:name="T69" style:family="text">
      <style:text-properties style:font-name="times new roman" style:text-underline-style="none" officeooo:rsid="000ed97d" style:font-name-asian="Times New Roman1" style:font-name-complex="Times New Roman1"/>
    </style:style>
    <style:style style:name="T70" style:family="text">
      <style:text-properties style:font-name="times new roman" style:text-underline-style="none" officeooo:rsid="00391fb8" style:font-name-asian="Times New Roman1" style:font-name-complex="Times New Roman1"/>
    </style:style>
    <style:style style:name="T71" style:family="text">
      <style:text-properties style:font-name="times new roman" style:text-underline-style="none" officeooo:rsid="002e535a" style:font-name-asian="Times New Roman1" style:font-name-complex="Times New Roman1"/>
    </style:style>
    <style:style style:name="T72" style:family="text">
      <style:text-properties style:font-name="times new roman" style:text-underline-style="none" officeooo:rsid="00280d96" style:font-name-asian="Times New Roman1" style:font-name-complex="Times New Roman1"/>
    </style:style>
    <style:style style:name="T73" style:family="text">
      <style:text-properties style:font-name="times new roman" style:text-underline-style="none" officeooo:rsid="0052fb9f" style:font-name-asian="Times New Roman1"/>
    </style:style>
    <style:style style:name="T74" style:family="text">
      <style:text-properties style:font-name="times new roman" style:text-underline-style="none" officeooo:rsid="00265f20"/>
    </style:style>
    <style:style style:name="T75" style:family="text">
      <style:text-properties style:font-name="times new roman" style:text-underline-style="none" fo:font-weight="normal" officeooo:rsid="00265f20" style:font-name-asian="Times New Roman1" style:font-weight-asian="normal" style:font-name-complex="Times New Roman1" style:font-weight-complex="normal"/>
    </style:style>
    <style:style style:name="T76" style:family="text">
      <style:text-properties style:font-name="times new roman" style:text-underline-style="none" fo:font-weight="normal" officeooo:rsid="001473ec" style:font-name-asian="Times New Roman1" style:font-weight-asian="normal" style:font-name-complex="Times New Roman1" style:font-weight-complex="normal"/>
    </style:style>
    <style:style style:name="T77" style:family="text">
      <style:text-properties style:font-name="times new roman" style:text-underline-style="none" officeooo:rsid="002af343"/>
    </style:style>
    <style:style style:name="T78" style:family="text">
      <style:text-properties style:font-name="times new roman" style:text-underline-style="none" officeooo:rsid="003041f8"/>
    </style:style>
    <style:style style:name="T79" style:family="text">
      <style:text-properties style:font-name="times new roman" style:text-underline-style="none" officeooo:rsid="00511f1f"/>
    </style:style>
    <style:style style:name="T80" style:family="text">
      <style:text-properties style:font-name="times new roman" style:text-underline-style="none" officeooo:rsid="005443ab"/>
    </style:style>
    <style:style style:name="T81" style:family="text">
      <style:text-properties style:font-name="times new roman" fo:font-style="normal" style:text-underline-style="none" style:font-name-asian="Times New Roman1" style:font-style-asian="normal" style:font-name-complex="Times New Roman1" style:font-style-complex="normal"/>
    </style:style>
    <style:style style:name="T82" style:family="text">
      <style:text-properties style:font-name="times new roman" fo:font-style="normal" style:text-underline-style="none" officeooo:rsid="00280d96" style:font-name-asian="Times New Roman1" style:font-style-asian="normal" style:font-name-complex="Times New Roman1" style:font-style-complex="normal"/>
    </style:style>
    <style:style style:name="T83" style:family="text">
      <style:text-properties style:font-name="times new roman" fo:font-style="normal" style:text-underline-style="none" officeooo:rsid="00391fb8" style:font-name-asian="Times New Roman1" style:font-style-asian="normal" style:font-name-complex="Times New Roman1" style:font-style-complex="normal"/>
    </style:style>
    <style:style style:name="T84" style:family="text">
      <style:text-properties officeooo:rsid="00280d96" style:font-name-complex="Times New Roman1"/>
    </style:style>
    <style:style style:name="T85" style:family="text">
      <style:text-properties officeooo:rsid="003786ff" style:font-name-complex="Times New Roman1"/>
    </style:style>
    <style:style style:name="T86" style:family="text">
      <style:text-properties officeooo:rsid="003ba753" style:font-name-complex="Times New Roman1"/>
    </style:style>
    <style:style style:name="T87" style:family="text">
      <style:text-properties officeooo:rsid="0042adb0" style:font-name-complex="Times New Roman1"/>
    </style:style>
    <style:style style:name="T88" style:family="text">
      <style:text-properties officeooo:rsid="0043c05d" style:font-name-complex="Times New Roman1"/>
    </style:style>
    <style:style style:name="T89" style:family="text">
      <style:text-properties officeooo:rsid="003d60fc" style:font-name-complex="Times New Roman1"/>
    </style:style>
    <style:style style:name="T90" style:family="text">
      <style:text-properties officeooo:rsid="001b1787" style:font-name-complex="Times New Roman1"/>
    </style:style>
    <style:style style:name="T91" style:family="text">
      <style:text-properties officeooo:rsid="00405b82" style:font-name-complex="Times New Roman1"/>
    </style:style>
    <style:style style:name="T92" style:family="text">
      <style:text-properties officeooo:rsid="00406b40" style:font-name-complex="Times New Roman1"/>
    </style:style>
    <style:style style:name="T93" style:family="text">
      <style:text-properties officeooo:rsid="0041f417" style:font-name-complex="Times New Roman1"/>
    </style:style>
    <style:style style:name="T94" style:family="text">
      <style:text-properties officeooo:rsid="00383e9a" style:font-name-complex="Times New Roman1"/>
    </style:style>
    <style:style style:name="T95" style:family="text">
      <style:text-properties officeooo:rsid="0054bfbe" style:font-name-complex="Times New Roman1"/>
    </style:style>
    <style:style style:name="T96" style:family="text">
      <style:text-properties officeooo:rsid="005254a2" style:font-name-complex="Times New Roman1"/>
    </style:style>
    <style:style style:name="T97" style:family="text">
      <style:text-properties officeooo:rsid="00566070" style:font-name-complex="Times New Roman1"/>
    </style:style>
    <style:style style:name="T98" style:family="text">
      <style:text-properties officeooo:rsid="00511f1f" style:font-name-complex="Times New Roman1"/>
    </style:style>
    <style:style style:name="T99" style:family="text">
      <style:text-properties officeooo:rsid="0052fb9f" style:font-name-complex="Times New Roman1"/>
    </style:style>
    <style:style style:name="T100" style:family="text">
      <style:text-properties style:text-underline-style="none" fo:font-weight="bold" style:font-weight-asian="bold" style:font-weight-complex="bold"/>
    </style:style>
    <style:style style:name="T101" style:family="text">
      <style:text-properties officeooo:rsid="005254a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Yury Badalyants</text:p>
      <text:p text:style-name="P5"><text:span text:style-name="Основной_20_шрифт_20_абзаца"><text:span text:style-name="T39">Auckland</text:span></text:span><text:span text:style-name="Основной_20_шрифт_20_абзаца"><text:span text:style-name="T38">, </text:span></text:span><text:span text:style-name="Основной_20_шрифт_20_абзаца"><text:span text:style-name="T39">New Zealand</text:span></text:span><text:span text:style-name="Основной_20_шрифт_20_абзаца"><text:span text:style-name="T36"> • 11.07.1989 • </text:span></text:span><text:a xlink:type="simple" xlink:href="mailto:lmnet89@gmail.com" text:style-name="Internet_20_link" text:visited-style-name="Visited_20_Internet_20_Link"><text:span text:style-name="Основной_20_шрифт_20_абзаца"><text:span text:style-name="T37">lmnet89@gmail.com</text:span></text:span></text:a><text:span text:style-name="T35"> </text:span><text:span text:style-name="Основной_20_шрифт_20_абзаца"><text:span text:style-name="T43">• </text:span></text:span><text:a xlink:type="simple" xlink:href="https://github.com/LMnet" text:style-name="Internet_20_link" text:visited-style-name="Visited_20_Internet_20_Link"><text:span text:style-name="Основной_20_шрифт_20_абзаца"><text:span text:style-name="T45">Github</text:span></text:span></text:a><text:span text:style-name="Основной_20_шрифт_20_абзаца"><text:span text:style-name="T10"> </text:span></text:span><text:span text:style-name="Основной_20_шрифт_20_абзаца"><text:span text:style-name="T43">• </text:span></text:span><text:a xlink:type="simple" xlink:href="https://www.linkedin.com/in/lmnet/" text:style-name="Internet_20_link" text:visited-style-name="Visited_20_Internet_20_Link"><text:span text:style-name="Основной_20_шрифт_20_абзаца"><text:span text:style-name="T44">Linkedin</text:span></text:span></text:a><text:span text:style-name="Основной_20_шрифт_20_абзаца"><text:span text:style-name="T43"> • </text:span></text:span><text:a xlink:type="simple" xlink:href="https://twitter.com/lmnet89" text:style-name="Internet_20_link" text:visited-style-name="Visited_20_Internet_20_Link"><text:span text:style-name="Основной_20_шрифт_20_абзаца"><text:span text:style-name="T44">Twitter</text:span></text:span></text:a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Nov 2022</text:p>
            <text:p text:style-name="P7">present</text:p>
          </table:table-cell>
          <table:table-cell table:style-name="Table1.A1" office:value-type="string">
            <text:p text:style-name="P20"><text:a xlink:type="simple" xlink:href="https://www.parrotanalytics.com/" text:style-name="Internet_20_link" text:visited-style-name="Visited_20_Internet_20_Link"><text:span text:style-name="Основной_20_шрифт_20_абзаца"><text:span text:style-name="T46">Parrot Analytics</text:span></text:span></text:a><text:span text:style-name="T100">. </text:span><text:span text:style-name="Основной_20_шрифт_20_абзаца"><text:span text:style-name="T48">Senior </text:span></text:span><text:span text:style-name="Основной_20_шрифт_20_абзаца"><text:span text:style-name="T46">Software Engineer.</text:span></text:span></text:p>
            <text:p text:style-name="Text_20_default"><text:span text:style-name="Основной_20_шрифт_20_абзаца"><text:span text:style-name="T27">Combination of backend development (</text:span></text:span><text:span text:style-name="Основной_20_шрифт_20_абзаца"><text:span text:style-name="T30">J</text:span></text:span><text:span text:style-name="Основной_20_шрифт_20_абзаца"><text:span text:style-name="T27">ava) and data engineering (</text:span></text:span><text:span text:style-name="Основной_20_шрифт_20_абзаца"><text:span text:style-name="T30">S</text:span></text:span><text:span text:style-name="Основной_20_шрифт_20_абзаца"><text:span text:style-name="T27">cala, </text:span></text:span><text:span text:style-name="Основной_20_шрифт_20_абзаца"><text:span text:style-name="T30">P</text:span></text:span><text:span text:style-name="Основной_20_шрифт_20_абзаца"><text:span text:style-name="T27">ython). Backends </text:span></text:span><text:span text:style-name="Основной_20_шрифт_20_абзаца"><text:span text:style-name="T28">were mostly scrappers </text:span></text:span><text:span text:style-name="Основной_20_шрифт_20_абзаца"><text:span text:style-name="T29">for sites like </text:span></text:span><text:span text:style-name="Основной_20_шрифт_20_абзаца"><text:span text:style-name="T30">Y</text:span></text:span><text:span text:style-name="Основной_20_шрифт_20_абзаца"><text:span text:style-name="T28">ou</text:span></text:span><text:span text:style-name="Основной_20_шрифт_20_абзаца"><text:span text:style-name="T30">T</text:span></text:span><text:span text:style-name="Основной_20_шрифт_20_абзаца"><text:span text:style-name="T28">ube, </text:span></text:span><text:span text:style-name="Основной_20_шрифт_20_абзаца"><text:span text:style-name="T30">T</text:span></text:span><text:span text:style-name="Основной_20_шрифт_20_абзаца"><text:span text:style-name="T28">umblr, </text:span></text:span><text:span text:style-name="Основной_20_шрифт_20_абзаца"><text:span text:style-name="T30">W</text:span></text:span><text:span text:style-name="Основной_20_шрифт_20_абзаца"><text:span text:style-name="T29">iki, </text:span></text:span><text:span text:style-name="Основной_20_шрифт_20_абзаца"><text:span text:style-name="T28">etc. </text:span></text:span><text:span text:style-name="Основной_20_шрифт_20_абзаца"><text:span text:style-name="T29">Mainly</text:span></text:span><text:span text:style-name="Основной_20_шрифт_20_абзаца"><text:span text:style-name="T28"> worked as a data engineer: Spark, Airflow, Redshift, MySQL. Everything was in AWS: S3, RDS, EMR, Dynamo, OpenSearch, Kinesis, etc. Introduced, advocated and implemented migration to a monorepo.</text:span></text:span></text:p>
          </table:table-cell>
        </table:table-row>
        <table:table-row>
          <table:table-cell table:style-name="Table1.A2" office:value-type="string">
            <text:p text:style-name="P8"><text:span text:style-name="T23">Oct</text:span> 2016</text:p>
            <text:p text:style-name="P16"><text:span text:style-name="Основной_20_шрифт_20_абзаца"><text:span text:style-name="T79">Nov 2022</text:span></text:span></text:p>
          </table:table-cell>
          <table:table-cell table:style-name="Table1.A2" office:value-type="string">
            <text:p text:style-name="P26"><text:a xlink:type="simple" xlink:href="https://2gis.ru/" text:style-name="Internet_20_link" text:visited-style-name="Visited_20_Internet_20_Link"><text:span text:style-name="Основной_20_шрифт_20_абзаца"><text:span text:style-name="T47">2</text:span></text:span></text:a><text:a xlink:type="simple" xlink:href="https://2gis.ru/" text:style-name="Internet_20_link" text:visited-style-name="Visited_20_Internet_20_Link"><text:span text:style-name="Основной_20_шрифт_20_абзаца"><text:span text:style-name="T51">gis</text:span></text:span></text:a><text:span text:style-name="Основной_20_шрифт_20_абзаца"><text:span text:style-name="T56">. </text:span></text:span><text:span text:style-name="Основной_20_шрифт_20_абзаца"><text:span text:style-name="T48">Senior → Lead </text:span></text:span><text:span text:style-name="Основной_20_шрифт_20_абзаца"><text:span text:style-name="T55">Software Engineer</text:span></text:span><text:span text:style-name="Основной_20_шрифт_20_абзаца"><text:span text:style-name="T64">.</text:span></text:span></text:p>
            <text:p text:style-name="P14"><text:span text:style-name="T86">The main </text:span><text:span text:style-name="T88">product </text:span><text:span text:style-name="T87">of </text:span><text:span text:style-name="T88">the </text:span><text:span text:style-name="T87">2gis is</text:span><text:span text:style-name="T86"> online maps. I</text:span><text:span text:style-name="T87"> </text:span><text:span text:style-name="T86">w</text:span><text:span text:style-name="T84">orked in 2 </text:span><text:span text:style-name="T85">teams</text:span><text:span text:style-name="T86">:</text:span></text:p>
            <text:p text:style-name="P12"><text:span text:style-name="T95">1. </text:span><text:span text:style-name="T86">Ads + </text:span><text:span text:style-name="T99">B</text:span><text:span text:style-name="T86">ig </text:span><text:span text:style-name="T99">D</text:span><text:span text:style-name="T86">ata team. Mostly worked on a HTTP backend for serving personalized ads. </text:span><text:span text:style-name="T89">Also </text:span><text:span text:style-name="T88">I </text:span><text:span text:style-name="T89">c</text:span><text:span text:style-name="T86">reated a kafka-to-hdfs connector with the exactly-once delivery semantic using akka-streams. Occasionally</text:span><text:span text:style-name="T89"> </text:span><text:span text:style-name="T86">worked with </text:span><text:span text:style-name="T99">S</text:span><text:span text:style-name="T86">park. </text:span><text:span text:style-name="T84">Tech</text:span><text:span text:style-name="T96">ologies</text:span><text:span text:style-name="T86">: A</text:span><text:span text:style-name="T90">kka,</text:span><text:span text:style-name="T86"> Kafka, Spark, Hadoop.</text:span></text:p>
            <text:p text:style-name="P13"><text:span text:style-name="T95">2. </text:span><text:span text:style-name="T99">S</text:span><text:span text:style-name="T91">ince Nov 2018 </text:span><text:span text:style-name="T99">— t</text:span><text:span text:style-name="T97">he t</text:span><text:span text:style-name="T86">eam </text:span><text:span text:style-name="T98">focused on</text:span><text:span text:style-name="T86"> </text:span><text:span text:style-name="T98">displaying</text:span><text:span text:style-name="T86"> products (goods) on the map</text:span><text:span text:style-name="T91">. </text:span><text:span text:style-name="T92">Participated in an architecture design of a whole new project from the start. Did a massive impact on a system in general, as well as designed and implemented a few crucial components. </text:span></text:p>
            <text:list xml:id="list3591050535" text:style-name="L1">
              <text:list-header>
                <text:p text:style-name="P24"><text:span text:style-name="T92">The system was designed as a group of microservices, which are mostly streaming services based on Kafka. Some of them </text:span><text:span text:style-name="T88">were</text:span><text:span text:style-name="T92"> built with the kafka-streams. But most of the scala services </text:span><text:span text:style-name="T88">were</text:span><text:span text:style-name="T92"> written in a purely functional manner using Typelevel libraries: cats, cats-effect </text:span><text:span text:style-name="T93">(with the tagless-final)</text:span><text:span text:style-name="T92">, fs2, fs2-kafka, doobie, etc.</text:span></text:p>
                <text:p text:style-name="P25">Also, I used RabbitMQ, PostgreSQL, RocksDB, and ElasticSearch occasionally .</text:p>
                <text:p text:style-name="P24"><text:span text:style-name="T91">Eventually, </text:span><text:span text:style-name="T93">I’</text:span><text:span text:style-name="T97">ve</text:span><text:span text:style-name="T93"> </text:span><text:span text:style-name="T91">bec</text:span><text:span text:style-name="T93">ome </text:span><text:span text:style-name="T91">a lead developer: </text:span><text:span text:style-name="T84">partially </text:span><text:span text:style-name="T94">team</text:span><text:span text:style-name="T84"> management (resource planning, product planning, project management), </text:span><text:span text:style-name="T92">hiring, </text:span><text:span text:style-name="T84">mentoring (including internal </text:span><text:span text:style-name="T99">S</text:span><text:span text:style-name="T84">cala courses).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10"><text:span text:style-name="T24">Jun</text:span><text:span text:style-name="T25"> 201</text:span><text:span text:style-name="T26">5</text:span></text:p>
            <text:p text:style-name="P2"><text:span text:style-name="Основной_20_шрифт_20_абзаца"><text:span text:style-name="T75">Oct</text:span></text:span><text:span text:style-name="Основной_20_шрифт_20_абзаца"><text:span text:style-name="T76"> 2016</text:span></text:span></text:p>
          </table:table-cell>
          <table:table-cell table:style-name="Table1.A2" office:value-type="string">
            <text:p text:style-name="P23"><text:span text:style-name="Основной_20_шрифт_20_абзаца"><text:span text:style-name="T49">Datamonsters (</text:span></text:span><text:span text:style-name="Основной_20_шрифт_20_абзаца"><text:span text:style-name="T50">formerly</text:span></text:span><text:span text:style-name="Основной_20_шрифт_20_абзаца"><text:span text:style-name="T49"> Flexis, iDecide). </text:span></text:span><text:span text:style-name="Основной_20_шрифт_20_абзаца"><text:span text:style-name="T55">Software Engineer</text:span></text:span><text:span text:style-name="Основной_20_шрифт_20_абзаца"><text:span text:style-name="T49">.</text:span></text:span></text:p>
            <text:p text:style-name="P21"><text:span text:style-name="Основной_20_шрифт_20_абзаца"><text:span text:style-name="T65">Participated in a few project</text:span></text:span><text:span text:style-name="Основной_20_шрифт_20_абзаца"><text:span text:style-name="T66">s</text:span></text:span><text:span text:style-name="Основной_20_шрифт_20_абзаца"><text:span text:style-name="T65">. Mostly worked on a mobile messenger. It was </text:span></text:span><text:span text:style-name="Основной_20_шрифт_20_абзаца"><text:span text:style-name="T66">a </text:span></text:span><text:span text:style-name="Основной_20_шрифт_20_абзаца"><text:span text:style-name="T65">full-stack </text:span></text:span><text:span text:style-name="Основной_20_шрифт_20_абзаца"><text:span text:style-name="T73">S</text:span></text:span><text:span text:style-name="Основной_20_шрифт_20_абзаца"><text:span text:style-name="T65">cala development: </text:span></text:span><text:span text:style-name="Основной_20_шрифт_20_абзаца"><text:span text:style-name="T73">S</text:span></text:span><text:span text:style-name="Основной_20_шрифт_20_абзаца"><text:span text:style-name="T65">cala on </text:span></text:span><text:span text:style-name="Основной_20_шрифт_20_абзаца"><text:span text:style-name="T66">the</text:span></text:span><text:span text:style-name="Основной_20_шрифт_20_абзаца"><text:span text:style-name="T65"> backend, </text:span></text:span><text:span text:style-name="Основной_20_шрифт_20_абзаца"><text:span text:style-name="T73">S</text:span></text:span><text:span text:style-name="Основной_20_шрифт_20_абзаца"><text:span text:style-name="T65">cala.js (through </text:span></text:span><text:span text:style-name="Основной_20_шрифт_20_абзаца"><text:span text:style-name="T73">C</text:span></text:span><text:span text:style-name="Основной_20_шрифт_20_абзаца"><text:span text:style-name="T65">ordova) on </text:span></text:span><text:span text:style-name="Основной_20_шрифт_20_абзаца"><text:span text:style-name="T66">the</text:span></text:span><text:span text:style-name="Основной_20_шрифт_20_абзаца"><text:span text:style-name="T65"> frontend. <text:line-break/>Techs: </text:span></text:span><text:span text:style-name="Основной_20_шрифт_20_абзаца"><text:span text:style-name="T66">S</text:span></text:span><text:span text:style-name="Основной_20_шрифт_20_абзаца"><text:span text:style-name="T65">cala, </text:span></text:span><text:span text:style-name="Основной_20_шрифт_20_абзаца"><text:span text:style-name="T66">S</text:span></text:span><text:span text:style-name="Основной_20_шрифт_20_абзаца"><text:span text:style-name="T65">cala.js, </text:span></text:span><text:span text:style-name="Основной_20_шрифт_20_абзаца"><text:span text:style-name="T66">C</text:span></text:span><text:span text:style-name="Основной_20_шрифт_20_абзаца"><text:span text:style-name="T65">ordova, </text:span></text:span><text:span text:style-name="Основной_20_шрифт_20_абзаца"><text:span text:style-name="T66">A</text:span></text:span><text:span text:style-name="Основной_20_шрифт_20_абзаца"><text:span text:style-name="T65">kka, </text:span></text:span><text:span text:style-name="Основной_20_шрифт_20_абзаца"><text:span text:style-name="T66">P</text:span></text:span><text:span text:style-name="Основной_20_шрифт_20_абзаца"><text:span text:style-name="T65">lay, </text:span></text:span><text:span text:style-name="Основной_20_шрифт_20_абзаца"><text:span text:style-name="T66">R</text:span></text:span><text:span text:style-name="Основной_20_шрифт_20_абзаца"><text:span text:style-name="T65">ethinkDB</text:span></text:span></text:p>
          </table:table-cell>
        </table:table-row>
        <table:table-row>
          <table:table-cell table:style-name="Table1.A1" office:value-type="string">
            <text:p text:style-name="P3"><text:span text:style-name="Основной_20_шрифт_20_абзаца"><text:span text:style-name="T68">Oct</text:span></text:span><text:span text:style-name="Основной_20_шрифт_20_абзаца"><text:span text:style-name="T67"> 2014</text:span></text:span></text:p>
            <text:p text:style-name="P4"><text:span text:style-name="Основной_20_шрифт_20_абзаца"><text:span text:style-name="T68">Jun </text:span></text:span><text:span text:style-name="Основной_20_шрифт_20_абзаца"><text:span text:style-name="T69">2015</text:span></text:span></text:p>
          </table:table-cell>
          <table:table-cell table:style-name="Table1.A1" office:value-type="string">
            <text:p text:style-name="P17"><text:a xlink:type="simple" xlink:href="https://www.xored.com/" text:style-name="Internet_20_link" text:visited-style-name="Visited_20_Internet_20_Link"><text:span text:style-name="Основной_20_шрифт_20_абзаца"><text:span text:style-name="T42">Xo</text:span></text:span></text:a><text:a xlink:type="simple" xlink:href="https://www.xored.com/" text:style-name="Internet_20_link" text:visited-style-name="Visited_20_Internet_20_Link"><text:span text:style-name="Основной_20_шрифт_20_абзаца"><text:span text:style-name="T41">red Software Inc</text:span></text:span></text:a><text:span text:style-name="Основной_20_шрифт_20_абзаца"><text:span text:style-name="T40">. Software Engineer.</text:span></text:span></text:p>
            <text:p text:style-name="P18"><text:span text:style-name="Основной_20_шрифт_20_абзаца"><text:span text:style-name="T82">Worked on the </text:span></text:span><text:span text:style-name="Основной_20_шрифт_20_абзаца"><text:span text:style-name="T81">Cisco XMP Topology: </text:span></text:span><text:span text:style-name="Основной_20_шрифт_20_абзаца"><text:span text:style-name="T83">i</text:span></text:span><text:span text:style-name="Основной_20_шрифт_20_абзаца"><text:span text:style-name="T81">t’s a network topology visualization project. </text:span></text:span></text:p>
            <text:p text:style-name="P18"><text:span text:style-name="Основной_20_шрифт_20_абзаца"><text:span text:style-name="T67">Backend: Java, Spring, Hibernate. Frontend: </text:span></text:span><text:span text:style-name="Основной_20_шрифт_20_абзаца"><text:span text:style-name="T70">JavaScript</text:span></text:span><text:span text:style-name="Основной_20_шрифт_20_абзаца"><text:span text:style-name="T71">, D</text:span></text:span><text:span text:style-name="Основной_20_шрифт_20_абзаца"><text:span text:style-name="T67">ojo, TomSawyer, </text:span></text:span><text:span text:style-name="Основной_20_шрифт_20_абзаца"><text:span text:style-name="T72">mx</text:span></text:span><text:span text:style-name="Основной_20_шрифт_20_абзаца"><text:span text:style-name="T71">G</text:span></text:span><text:span text:style-name="Основной_20_шрифт_20_абзаца"><text:span text:style-name="T72">raph</text:span></text:span><text:span text:style-name="Основной_20_шрифт_20_абзаца"><text:span text:style-name="T67">.</text:span></text:span></text:p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68">Apr</text:span></text:span><text:span text:style-name="Основной_20_шрифт_20_абзаца"><text:span text:style-name="T67"> 2013<text:line-break/></text:span></text:span><text:span text:style-name="Основной_20_шрифт_20_абзаца"><text:span text:style-name="T68">Sep</text:span></text:span><text:span text:style-name="Основной_20_шрифт_20_абзаца"><text:span text:style-name="T67"> 2014</text:span></text:span></text:p>
          </table:table-cell>
          <table:table-cell table:style-name="Table1.A2" office:value-type="string">
            <text:p text:style-name="P19"><text:span text:style-name="Основной_20_шрифт_20_абзаца"><text:span text:style-name="T57">Pin</text:span></text:span><text:span text:style-name="Основной_20_шрифт_20_абзаца"><text:span text:style-name="T59">P</text:span></text:span><text:span text:style-name="Основной_20_шрифт_20_абзаца"><text:span text:style-name="T57">ay express. </text:span></text:span><text:span text:style-name="Основной_20_шрифт_20_абзаца"><text:span text:style-name="T58">Developer</text:span></text:span><text:span text:style-name="Основной_20_шрифт_20_абзаца"><text:span text:style-name="T57"> </text:span></text:span><text:span text:style-name="Основной_20_шрифт_20_абзаца"><text:span text:style-name="T60">→</text:span></text:span><text:span text:style-name="Основной_20_шрифт_20_абзаца"><text:span text:style-name="T57"> Team Lead.</text:span></text:span></text:p>
            <text:p text:style-name="P11"><text:span text:style-name="T31">Worked on 2 projects (</text:span><text:span text:style-name="T32">~</text:span><text:span text:style-name="T31">50/50):</text:span></text:p>
            <text:p text:style-name="P11"><text:span text:style-name="T31">1. </text:span><text:span text:style-name="T34">JavaScript</text:span><text:span text:style-name="T32">-</text:span><text:span text:style-name="T31">based </text:span><text:span text:style-name="T32">(webkit)</text:span><text:span text:style-name="T31"> </text:span><text:span text:style-name="T33">GUI </text:span><text:span text:style-name="T31">of the ATM (which was mostly </text:span><text:span text:style-name="T34">a </text:span><text:span text:style-name="T31">C++ </text:span><text:span text:style-name="T32">Qt </text:span><text:span text:style-name="T31">project)</text:span><text:span text:style-name="T33">.</text:span></text:p>
            <text:p text:style-name="P15">2. Java EE processing backend. Techs: Java, Spring, Hibernate, OracleDB.</text:p>
            <text:p text:style-name="P15">At some point I became a team leader: project management, architecture, mentoring. <text:span text:style-name="T101">I</text:span>ntroduced a continuous integration pipeline (using Jenkins), SVN to git <text:span text:style-name="T101">migration</text:span>, massively improved documentation processes.</text:p>
          </table:table-cell>
        </table:table-row>
        <table:table-row>
          <table:table-cell table:style-name="Table1.A1" office:value-type="string">
            <text:p text:style-name="P2"><text:span text:style-name="Основной_20_шрифт_20_абзаца"><text:span text:style-name="T74">Apr</text:span></text:span><text:span text:style-name="Основной_20_шрифт_20_абзаца"><text:span text:style-name="T45"> 2013<text:line-break/></text:span></text:span><text:span text:style-name="Основной_20_шрифт_20_абзаца"><text:span text:style-name="T74">Jul</text:span></text:span><text:span text:style-name="Основной_20_шрифт_20_абзаца"><text:span text:style-name="T45"> 2013</text:span></text:span></text:p>
          </table:table-cell>
          <table:table-cell table:style-name="Table1.A1" office:value-type="string">
            <text:p text:style-name="P19"><text:a xlink:type="simple" xlink:href="https://diasoft.com/" text:style-name="Internet_20_link" text:visited-style-name="Visited_20_Internet_20_Link"><text:span text:style-name="T62">Diasoft</text:span></text:a><text:span text:style-name="T61">. Java </text:span><text:span text:style-name="T63">D</text:span><text:span text:style-name="T62">eveloper</text:span><text:span text:style-name="T61">.</text:span></text:p>
            <text:p text:style-name="P19"><text:span text:style-name="Основной_20_шрифт_20_абзаца"><text:span text:style-name="T77">Java fintech</text:span></text:span><text:span text:style-name="T45">: Java EE, SOAP, Oracle</text:span><text:span text:style-name="T77">DB</text:span><text:span text:style-name="T45">, MsSQL, DB2, Sybase.</text:span></text:p>
          </table:table-cell>
        </table:table-row>
        <table:table-row>
          <table:table-cell table:style-name="Table1.A1" office:value-type="string">
            <text:p text:style-name="P2"><text:span text:style-name="Основной_20_шрифт_20_абзаца"><text:span text:style-name="T74">Feb</text:span></text:span><text:span text:style-name="Основной_20_шрифт_20_абзаца"><text:span text:style-name="T45"> 2012<text:line-break/></text:span></text:span><text:span text:style-name="Основной_20_шрифт_20_абзаца"><text:span text:style-name="T74">Mar</text:span></text:span><text:span text:style-name="Основной_20_шрифт_20_абзаца"><text:span text:style-name="T45"> 2013</text:span></text:span></text:p>
          </table:table-cell>
          <table:table-cell table:style-name="Table1.A1" office:value-type="string">
            <text:p text:style-name="P11"><text:span text:style-name="T21">Saitostroy</text:span><text:span text:style-name="T20">. </text:span><text:span text:style-name="T21">Web </text:span><text:span text:style-name="T22">D</text:span><text:span text:style-name="T21">eveloper</text:span></text:p>
            <text:p text:style-name="P9">Small web-studio: LAMP stack, HTML, JavaScript.</text:p>
          </table:table-cell>
        </table:table-row>
        <table:table-row>
          <table:table-cell table:style-name="Table1.A1" office:value-type="string">
            <text:p text:style-name="P10"><text:span text:style-name="T19">Edu.</text:span><text:span text:style-name="T17">:</text:span></text:p>
          </table:table-cell>
          <table:table-cell table:style-name="Table1.A1" office:value-type="string">
            <text:p text:style-name="P19"><text:a xlink:type="simple" xlink:href="https://en.nstu.ru/" text:style-name="Internet_20_link" text:visited-style-name="Visited_20_Internet_20_Link"><text:span text:style-name="Основной_20_шрифт_20_абзаца"><text:span text:style-name="T52">NSTU</text:span></text:span></text:a><text:span text:style-name="Основной_20_шрифт_20_абзаца"><text:span text:style-name="T67">; </text:span></text:span><text:bookmark text:name="pagetitle"/><text:span text:style-name="Основной_20_шрифт_20_абзаца"><text:span text:style-name="T45">Radio Engineering and Electronics </text:span></text:span><text:span text:style-name="Основной_20_шрифт_20_абзаца"><text:span text:style-name="T80">faculty</text:span></text:span><text:span text:style-name="Основной_20_шрифт_20_абзаца"><text:span text:style-name="T67">; </text:span></text:span><text:span text:style-name="Основной_20_шрифт_20_абзаца"><text:span text:style-name="T68">Telecommunications</text:span></text:span><text:span text:style-name="Основной_20_шрифт_20_абзаца"><text:span text:style-name="T67">; </text:span></text:span><text:span text:style-name="Основной_20_шрифт_20_абзаца"><text:span text:style-name="T68">Bachelor</text:span></text:span><text:span text:style-name="Основной_20_шрифт_20_абзаца"><text:span text:style-name="T67">.</text:span></text:span></text:p>
          </table:table-cell>
        </table:table-row>
        <table:table-row>
          <table:table-cell table:style-name="Table1.A2" office:value-type="string">
            <text:p text:style-name="P10"><text:span text:style-name="T18">About me</text:span><text:span text:style-name="T17">:</text:span></text:p>
          </table:table-cell>
          <table:table-cell table:style-name="Table1.A2" office:value-type="string">
            <text:p text:style-name="P19"><text:span text:style-name="Основной_20_шрифт_20_абзаца"><text:span text:style-name="T4">Open-source contributor. </text:span></text:span><text:span text:style-name="Основной_20_шрифт_20_абзаца"><text:span text:style-name="T5">Co-maintaine</text:span></text:span><text:span text:style-name="Основной_20_шрифт_20_абзаца"><text:span text:style-name="T9">d</text:span></text:span><text:span text:style-name="Основной_20_шрифт_20_абзаца"><text:span text:style-name="T4"> testcontainers-scala </text:span></text:span><text:span text:style-name="Основной_20_шрифт_20_абзаца"><text:span text:style-name="T5">and</text:span></text:span><text:span text:style-name="Основной_20_шрифт_20_абзаца"><text:span text:style-name="T6"> fs2-kafka </text:span></text:span><text:span text:style-name="Основной_20_шрифт_20_абзаца"><text:span text:style-name="T5">libraries</text:span></text:span><text:span text:style-name="Основной_20_шрифт_20_абзаца"><text:span text:style-name="T4">. </text:span></text:span><text:span text:style-name="Основной_20_шрифт_20_абзаца"><text:span text:style-name="T5">Also contributed to </text:span></text:span><text:span text:style-name="Основной_20_шрифт_20_абзаца"><text:span text:style-name="T4">cats, monix, kafka </text:span></text:span><text:span text:style-name="Основной_20_шрифт_20_абзаца"><text:span text:style-name="T5">and other</text:span></text:span><text:span text:style-name="Основной_20_шрифт_20_абзаца"><text:span text:style-name="T7">s</text:span></text:span><text:span text:style-name="Основной_20_шрифт_20_абзаца"><text:span text:style-name="T4">.</text:span></text:span></text:p>
            <text:p text:style-name="P19"><text:span text:style-name="Основной_20_шрифт_20_абзаца"><text:span text:style-name="T5">Co-host of </text:span></text:span><text:span text:style-name="Основной_20_шрифт_20_абзаца"><text:span text:style-name="T9">mostly </text:span></text:span><text:span text:style-name="Основной_20_шрифт_20_абзаца"><text:span text:style-name="T5">scala-</text:span></text:span><text:span text:style-name="Основной_20_шрифт_20_абзаца"><text:span text:style-name="T9">oriented </text:span></text:span><text:span text:style-name="Основной_20_шрифт_20_абзаца"><text:span text:style-name="T5">podcast</text:span></text:span><text:span text:style-name="Основной_20_шрифт_20_абзаца"><text:span text:style-name="T9">s</text:span></text:span><text:span text:style-name="Основной_20_шрифт_20_абзаца"><text:span text:style-name="T5"> </text:span></text:span><text:a xlink:type="simple" xlink:href="https://scalalaz.ru/" text:style-name="Internet_20_link" text:visited-style-name="Visited_20_Internet_20_Link"><text:span text:style-name="Основной_20_шрифт_20_абзаца"><text:span text:style-name="T13">scalalaz</text:span></text:span></text:a><text:span text:style-name="Основной_20_шрифт_20_абзаца"><text:span text:style-name="T5"> </text:span></text:span><text:span text:style-name="Основной_20_шрифт_20_абзаца"><text:span text:style-name="T9">and </text:span></text:span><text:a xlink:type="simple" xlink:href="https://flatmappers.com/" text:style-name="Internet_20_link" text:visited-style-name="Visited_20_Internet_20_Link"><text:span text:style-name="Основной_20_шрифт_20_абзаца"><text:span text:style-name="T13">flatmappers</text:span></text:span></text:a><text:span text:style-name="Основной_20_шрифт_20_абзаца"><text:span text:style-name="T9"> </text:span></text:span><text:span text:style-name="Основной_20_шрифт_20_абзаца"><text:span text:style-name="T74">(</text:span></text:span><text:span text:style-name="Основной_20_шрифт_20_абзаца"><text:span text:style-name="T79">both </text:span></text:span><text:span text:style-name="Основной_20_шрифт_20_абзаца"><text:span text:style-name="T74">in </text:span></text:span><text:span text:style-name="Основной_20_шрифт_20_абзаца"><text:span text:style-name="T78">R</text:span></text:span><text:span text:style-name="Основной_20_шрифт_20_абзаца"><text:span text:style-name="T74">ussian)</text:span></text:span><text:span text:style-name="Основной_20_шрифт_20_абзаца"><text:span text:style-name="T6">.</text:span></text:span></text:p>
            <text:p text:style-name="P19"><text:span text:style-name="Основной_20_шрифт_20_абзаца"><text:span text:style-name="T5">Speaker (in </text:span></text:span><text:span text:style-name="Основной_20_шрифт_20_абзаца"><text:span text:style-name="T8">R</text:span></text:span><text:span text:style-name="Основной_20_шрифт_20_абзаца"><text:span text:style-name="T5">ussian)</text:span></text:span><text:span text:style-name="Основной_20_шрифт_20_абзаца"><text:span text:style-name="T4">: </text:span></text:span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11">Intro to</text:span></text:span></text:a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45"> Scala.js</text:span></text:span></text:a><text:span text:style-name="Основной_20_шрифт_20_абзаца"><text:span text:style-name="T14">; </text:span></text:span><text:a xlink:type="simple" xlink:href="https://youtu.be/Ln8woWsIBoI?t=2h10m7s" text:style-name="Internet_20_link" text:visited-style-name="Visited_20_Internet_20_Link"><text:span text:style-name="Основной_20_шрифт_20_абзаца"><text:span text:style-name="T45">Scala.js: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1">When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4">TypeScript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1">is not enough</text:span></text:span></text:a><text:span text:style-name="Основной_20_шрифт_20_абзаца"><text:span text:style-name="T14">; </text:span></text:span><text:a xlink:type="simple" xlink:href="https://techno.2gis.ru/lectures/97" text:style-name="Internet_20_link" text:visited-style-name="Visited_20_Internet_20_Link"><text:span text:style-name="Основной_20_шрифт_20_абзаца"><text:span text:style-name="T11">Metaprogramming in</text:span></text:span></text:a><text:a xlink:type="simple" xlink:href="https://techno.2gis.ru/lectures/97" text:style-name="Internet_20_link" text:visited-style-name="Visited_20_Internet_20_Link"><text:span text:style-name="Основной_20_шрифт_20_абзаца"><text:span text:style-name="T14"> Scala</text:span></text:span></text:a><text:span text:style-name="Основной_20_шрифт_20_абзаца"><text:span text:style-name="T15">; </text:span></text:span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1">Integration testing of micr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2">o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1">services with Scala</text:span></text:span></text:a><text:span text:style-name="Основной_20_шрифт_20_абзаца"><text:span text:style-name="T14">; </text:span></text:span><text:a xlink:type="simple" xlink:href="https://techno.2gis.ru/lectures/174" text:style-name="Internet_20_link" text:visited-style-name="Visited_20_Internet_20_Link"><text:span text:style-name="Основной_20_шрифт_20_абзаца"><text:span text:style-name="T16">Pure FP: why and how</text:span></text:span></text:a><text:span text:style-name="Основной_20_шрифт_20_абзаца"><text:span text:style-name="T14">; </text:span></text:span><text:a xlink:type="simple" xlink:href="https://youtu.be/wROJoMUHLck" text:style-name="Internet_20_link" text:visited-style-name="Visited_20_Internet_20_Link"><text:span text:style-name="Основной_20_шрифт_20_абзаца"><text:span text:style-name="T45">Production-ready functional programming</text:span></text:span></text:a><text:span text:style-name="Основной_20_шрифт_20_абзаца"><text:span text:style-name="T14">.</text:span>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cm" fo:margin-right="0cm" fo:margin-top="0cm" fo:margin-bottom="0.212cm" style:contextual-spacing="false" fo:line-height="100%" fo:text-align="justify" style:justify-single-word="false" fo:keep-together="auto" fo:orphans="0" fo:widows="0" fo:hyphenation-ladder-count="no-limit" fo:text-indent="1.101cm" style:auto-text-indent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353cm" fo:margin-bottom="0.212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247cm" fo:margin-bottom="0.212cm" style:contextual-spacing="false" fo:hyphenation-ladder-count="no-limit"/>
      <style:text-properties fo:color="#808080" loext:opacity="100%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margin-top="0cm" fo:margin-bottom="0cm" style:contextual-spacing="false"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margin-top="0cm" fo:margin-bottom="0cm" style:contextual-spacing="false"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Contact_20_Information" style:display-name="Contact Information" style:family="paragraph" style:parent-style-name="Standard">
      <style:paragraph-properties fo:margin-left="-0.635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Название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Подзаголовок" style:family="paragraph" style:parent-style-name="Heading" style:next-style-name="Text_20_body">
      <style:paragraph-properties fo:margin-top="0.106cm" fo:margin-bottom="0.212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default" style:display-name="Text default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Link" style:family="paragraph" style:parent-style-name="Contact_20_Information">
      <loext:graphic-properties draw:fill="none" draw:fill-color="#5b9bd5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My_20_link" style:display-name="My link" style:family="paragraph" style:parent-style-name="Contact_20_Information">
      <loext:graphic-properties draw:fill="none" draw:fill-color="#5b9bd5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MT1" style:family="text">
      <style:text-properties style:font-name="Times New Roman1" officeooo:rsid="00265f20"/>
    </style:style>
    <style:style style:name="MT2" style:family="text">
      <style:text-properties style:font-name="Times New Roman1" officeooo:rsid="001473ec"/>
    </style:style>
    <style:style style:name="MT3" style:family="text">
      <style:text-properties style:font-name="Times New Roman1" officeooo:rsid="005073a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677cm" fo:margin-left="1.501cm" fo:margin-right="0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Основной_20_шрифт_20_абзаца"><text:span text:style-name="MT1">Yury Badalyants</text:span></text:span></text:p>
        <text:p text:style-name="MP1"><text:span text:style-name="Основной_20_шрифт_20_абзаца"><text:span text:style-name="MT2">202</text:span></text:span><text:span text:style-name="Основной_20_шрифт_20_абзаца"><text:span text:style-name="MT3">4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Машуня</meta:initial-creator>
    <meta:creation-date>2015-04-11T06:57:00Z</meta:creation-date>
    <dc:date>2024-02-10T16:14:11.582028049</dc:date>
    <meta:editing-cycles>86</meta:editing-cycles>
    <meta:editing-duration>PT1H25M10S</meta:editing-duration>
    <meta:document-statistic meta:table-count="1" meta:image-count="0" meta:object-count="0" meta:page-count="1" meta:paragraph-count="44" meta:word-count="500" meta:character-count="3441" meta:non-whitespace-character-count="2981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